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4eef" officeooo:paragraph-rsid="001c4eef"/>
    </style:style>
    <style:style style:name="P2" style:family="paragraph" style:parent-style-name="Standard">
      <style:text-properties officeooo:rsid="001c9b87" officeooo:paragraph-rsid="001c9b87"/>
    </style:style>
    <style:style style:name="P3" style:family="paragraph" style:parent-style-name="Standard">
      <style:text-properties officeooo:rsid="001e9d3e" officeooo:paragraph-rsid="001e9d3e"/>
    </style:style>
    <style:style style:name="P4" style:family="paragraph" style:parent-style-name="Standard">
      <style:text-properties officeooo:rsid="001f2dd0" officeooo:paragraph-rsid="001f2dd0"/>
    </style:style>
    <style:style style:name="P5" style:family="paragraph" style:parent-style-name="Standard">
      <style:text-properties officeooo:rsid="002164ed" officeooo:paragraph-rsid="002164ed"/>
    </style:style>
    <style:style style:name="P6" style:family="paragraph" style:parent-style-name="Standard">
      <style:text-properties officeooo:rsid="002235e5" officeooo:paragraph-rsid="002235e5"/>
    </style:style>
    <style:style style:name="T1" style:family="text">
      <style:text-properties officeooo:rsid="001c4eef"/>
    </style:style>
    <style:style style:name="T2" style:family="text">
      <style:text-properties officeooo:rsid="001d0195"/>
    </style:style>
    <style:style style:name="T3" style:family="text">
      <style:text-properties officeooo:rsid="001f25b0"/>
    </style:style>
    <style:style style:name="T4" style:family="text">
      <style:text-properties officeooo:rsid="001fcf95"/>
    </style:style>
    <style:style style:name="T5" style:family="text">
      <style:text-properties officeooo:rsid="002011b9"/>
    </style:style>
    <style:style style:name="T6" style:family="text">
      <style:text-properties officeooo:rsid="00216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ego: <text:span text:style-name="T1">rock-paper-scissors</text:span></text:p>
      <text:p text:style-name="P1"/>
      <text:p text:style-name="P1">Que ha de permitir:</text:p>
      <text:p text:style-name="P1">Conocer los nombres de los participantes </text:p>
      <text:p text:style-name="P1">El ganador de cada partida serà el que haya ganado más de 5 rondas.</text:p>
      <text:p text:style-name="P1">El <text:span text:style-name="T3">programa </text:span>elije al azar</text:p>
      <text:p text:style-name="P1">En caso de empate hay que repetir la ronda</text:p>
      <text:p text:style-name="P1">Informar el resultado de cada ronda</text:p>
      <text:p text:style-name="P1">Mostrar estadisticas acumulado de cada ronda, <text:span text:style-name="T2">con %</text:span>.</text:p>
      <text:p text:style-name="P3">Permitir jugar una nueva partida</text:p>
      <text:p text:style-name="P4"><text:span text:style-name="T6">Opcional:</text:span>Añadir figuritas → <text:span text:style-name="T4">unicode-table.com exemple \u2750 </text:span><text:span text:style-name="T5">o \U00003540</text:span></text:p>
      <text:p text:style-name="P4"/>
      <text:p text:style-name="P4"/>
      <text:p text:style-name="P5">Import:</text:p>
      <text:p text:style-name="P5">random</text:p>
      <text:p text:style-name="P5">math???</text:p>
      <text:p text:style-name="P5"/>
      <text:p text:style-name="P6">Workflow:</text:p>
      <text:p text:style-name="P5">Pedir Nombre</text:p>
      <text:p text:style-name="P6">Welcome and instructions</text:p>
      <text:p text:style-name="P6"/>
      <text:p text:style-name="P6">Loop</text:p>
      <text:p text:style-name="P6">Sacar mano</text:p>
      <text:p text:style-name="P6">Mostrar esta</text:p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0:53:15.160660346</meta:creation-date>
    <dc:date>2022-02-28T20:31:38.178143889</dc:date>
    <meta:editing-duration>P1DT8H23M38S</meta:editing-duration>
    <meta:editing-cycles>10</meta:editing-cycles>
    <meta:generator>LibreOffice/7.2.5.2.0$Linux_X86_64 LibreOffice_project/20$Build-2</meta:generator>
    <meta:document-statistic meta:table-count="0" meta:image-count="0" meta:object-count="0" meta:page-count="1" meta:paragraph-count="19" meta:word-count="81" meta:character-count="503" meta:non-whitespace-character-count="440"/>
  </office:meta>
</office:document-meta>
</file>